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Times New Roman" fo:font-size="14pt" fo:font-weight="bold" officeooo:rsid="00059157" officeooo:paragraph-rsid="00059157" style:font-size-asian="12.25pt" style:font-weight-asian="bold" style:font-size-complex="14pt" style:font-weight-complex="bold"/>
    </style:style>
    <style:style style:name="P2" style:family="paragraph" style:parent-style-name="Standard">
      <style:paragraph-properties fo:text-align="start" style:justify-single-word="false"/>
      <style:text-properties style:font-name="Times New Roman" fo:font-size="14pt" fo:font-weight="bold" officeooo:rsid="00059157" officeooo:paragraph-rsid="00059157" style:font-size-asian="14pt" style:font-weight-asian="bold" style:font-size-complex="14pt" style:font-weight-complex="bold"/>
    </style:style>
    <style:style style:name="P3" style:family="paragraph" style:parent-style-name="Standard">
      <style:paragraph-properties fo:text-align="start" style:justify-single-word="false"/>
      <style:text-properties style:font-name="Times New Roman" fo:font-size="14pt" fo:font-weight="normal" officeooo:rsid="00059157" officeooo:paragraph-rsid="00059157" style:font-size-asian="14pt" style:font-weight-asian="normal" style:font-size-complex="14pt" style:font-weight-complex="normal"/>
    </style:style>
    <style:style style:name="P4" style:family="paragraph" style:parent-style-name="Standard">
      <style:paragraph-properties fo:text-align="start" style:justify-single-word="false"/>
      <style:text-properties style:font-name="Times New Roman" fo:font-size="12pt" fo:font-weight="bold" officeooo:rsid="00059157" officeooo:paragraph-rsid="00059157" style:font-size-asian="10.5pt" style:font-weight-asian="bold" style:font-size-complex="12pt" style:font-weight-complex="bold"/>
    </style:style>
    <style:style style:name="P5" style:family="paragraph" style:parent-style-name="Standard">
      <style:paragraph-properties fo:text-align="start" style:justify-single-word="false"/>
      <style:text-properties style:font-name="Times New Roman" fo:font-size="12pt" fo:font-weight="normal" officeooo:rsid="00059157" officeooo:paragraph-rsid="00059157"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Times New Roman" fo:font-size="12pt" fo:font-weight="normal" officeooo:rsid="00059157" officeooo:paragraph-rsid="0005fe3b"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Times New Roman" fo:font-size="12pt" fo:font-weight="normal" officeooo:rsid="0005f0fb" officeooo:paragraph-rsid="0005f0fb"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Times New Roman" fo:font-size="12pt" fo:font-weight="normal" officeooo:rsid="000b2640" officeooo:paragraph-rsid="000b2640"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Times New Roman" fo:font-size="12pt" fo:font-weight="normal" officeooo:rsid="000b2640" officeooo:paragraph-rsid="000b2640"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Times New Roman" fo:font-size="12pt" fo:font-weight="normal" officeooo:rsid="000c6dd9" officeooo:paragraph-rsid="000c6dd9" style:font-size-asian="10.5pt" style:font-weight-asian="normal" style:font-size-complex="12pt" style:font-weight-complex="normal"/>
    </style:style>
    <style:style style:name="T1" style:family="text">
      <style:text-properties officeooo:rsid="0005fe3b"/>
    </style:style>
    <style:style style:name="T2" style:family="text">
      <style:text-properties officeooo:rsid="000a3a41"/>
    </style:style>
    <style:style style:name="T3" style:family="text">
      <style:text-properties officeooo:rsid="000b264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borationsdata</text:p>
      <text:p text:style-name="P4"/>
      <text:p text:style-name="P5">Namn: Alexander Gillberg</text:p>
      <text:p text:style-name="P5">ID: algi1701</text:p>
      <text:p text:style-name="P5">Laboration: Laboration <text:span text:style-name="T2">4</text:span></text:p>
      <text:p text:style-name="P7">Datum: 2017-11-0<text:span text:style-name="T3">8</text:span></text:p>
      <text:p text:style-name="P7">Utvecklingsmiljö: Microsoft Visual Studio</text:p>
      <text:p text:style-name="P7"/>
      <text:p text:style-name="P7"/>
      <text:p text:style-name="P1">Filer</text:p>
      <text:p text:style-name="P5"/>
      <text:p text:style-name="P5">Uppgift1.cpp</text:p>
      <text:p text:style-name="P6">Uppgift2.cpp</text:p>
      <text:p text:style-name="P6">Uppgift<text:span text:style-name="T1">3</text:span>.cpp</text:p>
      <text:p text:style-name="P6"/>
      <text:p text:style-name="P2">Slutsatser och kommentarer</text:p>
      <text:p text:style-name="P3"/>
      <text:p text:style-name="P8">Denna laborationen gav mig oerhörd huvudvärk vid genomförandet på uppgift 2. Funktionen ”CalulateTotalCost” i programmet tog mig en oerhörd tid att skapa. Jag ville på ett så effektivt sätt som möjligt kunna beräkna de olika priserna på varje tidpunkt. Jag skulle kunna lösa detta på ett enkelt sätt genom att loopa igenom varje minut mellan tiderna för att avgöra vilken rabattsats som skall användas. Men det sätt som jag skapade är betydligt snabbare.</text:p>
      <text:p text:style-name="P8"/>
      <text:p text:style-name="P8">Jag hoppas även att det var ok att jag skapade en klas (Time) som höll två integers. :)</text:p>
      <text:p text:style-name="P8"/>
      <text:p text:style-name="P10">Jag kan kanske tycka att Uppgift 3 blev smått rörig när de båda programmen skulle svetsas ihop till ett och samma program. I vanliga fall hade jag nog delat upp programmet i fler fil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7T17:22:30.483000000</meta:creation-date>
    <dc:date>2017-11-18T12:41:06.343000000</dc:date>
    <meta:editing-duration>PT29M12S</meta:editing-duration>
    <meta:editing-cycles>8</meta:editing-cycles>
    <meta:generator>LibreOffice/5.4.3.2$Windows_X86_64 LibreOffice_project/92a7159f7e4af62137622921e809f8546db437e5</meta:generator>
    <meta:document-statistic meta:table-count="0" meta:image-count="0" meta:object-count="0" meta:page-count="1" meta:paragraph-count="14" meta:word-count="147" meta:character-count="926" meta:non-whitespace-character-count="793"/>
  </office:meta>
</office:document-meta>
</file>